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Frame_20_contents">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paragraph-properties fo:margin-left="1.251cm" fo:margin-right="0cm" fo:text-indent="0cm" style:auto-text-indent="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P3">DGO4 - Direction Générale Opérationnelle<text:line-break/>Aménagement du Territoire, Logement, Patrimoine et Energie<text:line-break/>Place Léopold, 3 – Immeuble « BIBOT »<text:line-break/>5000 <text:tab/>Namur<text:line-break/><text:span text:style-name="T5">RECOMMANDE</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ettre d'envoi second dossier</text:p>
      <text:p text:style-name="UrbanTitle">Transmis du rapport du collège relatif à une demande de permis d'urbanisation</text:p>
      <text:p text:style-name="UrbanBody"/>
      <text:p text:style-name="UrbanBody"><text:span text:style-name="T4"><office:annotation><dc:creator>Gauthier Bastien</dc:creator><dc:date>2011-01-13T14:56:41</dc:date><text:p text:style-name="P6"><text:span text:style-name="T7">do text</text:span></text:p><text:p text:style-name="P6"><text:span text:style-name="T7">from document(at=reference, format='odt')</text:span></text:p></office:annotation></text:span>Import depuis reference.odt</text:p>
      <text:p text:style-name="UrbanBody"><text:span text:style-name="T5">Références SPW - DGO4 :</text:span> <text:text-input text:description="Référence DGATLP">self.getReferenceDGATLP()</text:text-input></text:p>
      <text:p text:style-name="UrbanBody"/>
      <text:p text:style-name="UrbanBody"><office:annotation><dc:creator>Gauthier Bastien</dc:creator><dc:date>2011-02-16T16:12:24</dc:date><text:p text:style-name="P6"><text:span text:style-name="T11">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0">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
      <text:p text:style-name="UrbanBody"/>
      <text:p text:style-name="UrbanBody"><text:span text:style-name="T3"><text:tab/>Madame, Monsieur</text:span>,</text:p>
      <text:p text:style-name="UrbanBody"/>
      <text:p text:style-name="UrbanBody"><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 avec un exemplaire des plans de la demande de permis d’urbanisation reprise sous rubrique.</text:p>
      <text:p text:style-name="UrbanBody"/>
      <text:p text:style-name="UrbanBody"><text:tab/>Avis du Collège sur la demande : <text:span text:style-name="T5"><text:text-input text:description="Décision collège">self.getValueForTemplate('decision', obj=urbanEventObj).upper()</text:text-input></text:span>. <text:s/>(voir rapport en annexe).</text:p>
      <text:p text:style-name="UrbanBody"/>
      <text:section text:style-name="Sect1" text:name="Section1">
        <text:p text:style-name="UrbanBody"><office:annotation><dc:date>2009-07-28T00:00:00</dc:date><text:p>do section- if self.getIsInSubdivision()</text:p></office:annotation><text:tab/>Ces lots s'inscrivent dans le périmètre :</text:p>
        <text:p text:style-name="P5"><text:span text:style-name="T6"><office:annotation><dc:creator>sde </dc:creator><dc:date>2011-08-08T13:29:49</dc:date><text:p text:style-name="P6"><text:span text:style-name="T8">do text if self.getIsInSubdivision()</text:span></text:p><text:p text:style-name="P6"><text:span text:style-name="T8">f</text:span><text:span text:style-name="T9">rom xhtml(self.getSubdivisionDetails())</text:span></text:p></office:annotation></text:span><text:tab/></text:p>
      </text:section>
      <text:p text:style-name="UrbanBody"><text:tab/></text:p>
      <text:p text:style-name="UrbanBody"><text:tab/>En attendant votre avis sur ce dossier, nous vous prions d’agréer, Madame, Monsieur, notre parfaite considération.</text:p>
      <text:p text:style-name="UrbanBody"/>
      <text:p text:style-name="UrbanBody"/>
      <text:p text:style-name="UrbanBody"><office:annotation><dc:creator>Gauthier Bastien</dc:creator><dc:date>2011-01-13T14:56:41</dc:date><text:p text:style-name="P6"><text:span text:style-name="T7">do text</text:span></text:p><text:p text:style-name="P6"><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11:58:09</dc:date>
    <dc:language>fr-FR</dc:language>
    <meta:editing-cycles>74</meta:editing-cycles>
    <meta:editing-duration>P1DT7H58M16S</meta:editing-duration>
    <dc:creator>Simon Delcourt</dc:creator>
    <meta:document-statistic meta:table-count="0" meta:image-count="0" meta:object-count="0" meta:page-count="1" meta:paragraph-count="20" meta:word-count="170" meta:character-count="1325" meta:non-whitespace-character-count="1172"/>
    <meta:user-defined meta:name="Info 1"/>
    <meta:user-defined meta:name="Info 2"/>
    <meta:user-defined meta:name="Info 3"/>
    <meta:user-defined meta:name="Info 4"/>
  </office:meta>
</office:document-meta>
</file>